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64b53" officeooo:paragraph-rsid="00164b5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64b53" officeooo:paragraph-rsid="00164b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64b53" officeooo:paragraph-rsid="00164b53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JAVA</text:p>
      <text:p text:style-name="P2">LECTURE 1 : FLOWCHARTS</text:p>
      <text:p text:style-name="P1"/>
      <text:p text:style-name="P3">Average of three numbers</text:p>
      <text:p text:style-name="Hanging_20_indent">You are given three numbers. You need to calculate and print their average value. Draw a flowchart for this process.</text:p>
      <text:p text:style-name="P3">Note 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3:52:30.585203531</meta:creation-date>
    <dc:title>Coding Ninjas Logo A4 Sheet</dc:title>
    <meta:editing-duration>PT6M23S</meta:editing-duration>
    <meta:editing-cycles>2</meta:editing-cycles>
    <meta:generator>LibreOffice/7.3.7.2$Linux_X86_64 LibreOffice_project/30$Build-2</meta:generator>
    <dc:date>2023-01-05T13:58:51.850290604</dc:date>
    <meta:document-statistic meta:table-count="0" meta:image-count="0" meta:object-count="0" meta:page-count="1" meta:paragraph-count="5" meta:word-count="52" meta:character-count="289" meta:non-whitespace-character-count="242"/>
    <meta:template xlink:type="simple" xlink:actuate="onRequest" xlink:title="Coding Ninjas Logo A4 Sheet" xlink:href="../../../../../../../../../../Templates/Coding%20Ninjas%20Logo%20A4%20Sheet.ott" meta:date="2023-01-05T13:52:29.325027680"/>
  </office:meta>
</office:document-meta>
</file>